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e4b60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fo:font-style="normal" officeooo:rsid="01d529b0" style:font-style-asian="normal" style:font-style-complex="normal"/>
    </style:style>
    <style:style style:name="T23" style:family="text">
      <style:text-properties fo:font-style="normal" officeooo:rsid="01d71c81" style:font-style-asian="normal" style:font-style-complex="normal"/>
    </style:style>
    <style:style style:name="T24" style:family="text">
      <style:text-properties fo:font-style="normal" officeooo:rsid="01d902dc" style:font-style-asian="normal" style:font-style-complex="normal"/>
    </style:style>
    <style:style style:name="T25" style:family="text">
      <style:text-properties fo:font-style="normal" officeooo:rsid="01d904af" style:font-style-asian="normal" style:font-style-complex="normal"/>
    </style:style>
    <style:style style:name="T26" style:family="text">
      <style:text-properties fo:font-style="normal" officeooo:rsid="01da20e9" style:font-style-asian="normal" style:font-style-complex="normal"/>
    </style:style>
    <style:style style:name="T27" style:family="text">
      <style:text-properties fo:font-style="normal" officeooo:rsid="01db5c46" style:font-style-asian="normal" style:font-style-complex="normal"/>
    </style:style>
    <style:style style:name="T28" style:family="text">
      <style:text-properties fo:font-style="normal" officeooo:rsid="01db9671" style:font-style-asian="normal" style:font-style-complex="normal"/>
    </style:style>
    <style:style style:name="T29" style:family="text">
      <style:text-properties fo:font-style="normal" officeooo:rsid="01ddc28d" style:font-style-asian="normal" style:font-style-complex="normal"/>
    </style:style>
    <style:style style:name="T30" style:family="text">
      <style:text-properties fo:font-style="normal" officeooo:rsid="01dec7d1" style:font-style-asian="normal" style:font-style-complex="normal"/>
    </style:style>
    <style:style style:name="T31" style:family="text">
      <style:text-properties fo:font-style="normal" officeooo:rsid="01e16454" style:font-style-asian="normal" style:font-style-complex="normal"/>
    </style:style>
    <style:style style:name="T32" style:family="text">
      <style:text-properties fo:font-style="normal" officeooo:rsid="01e4b601" style:font-style-asian="normal" style:font-style-complex="normal"/>
    </style:style>
    <style:style style:name="T33" style:family="text">
      <style:text-properties fo:font-style="normal" officeooo:rsid="01e4e24a" style:font-style-asian="normal" style:font-style-complex="normal"/>
    </style:style>
    <style:style style:name="T34" style:family="text">
      <style:text-properties fo:font-style="normal" officeooo:rsid="01e6c08d" style:font-style-asian="normal" style:font-style-complex="normal"/>
    </style:style>
    <style:style style:name="T35" style:family="text">
      <style:text-properties fo:font-style="normal" officeooo:rsid="01e71550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1c4f176"/>
    </style:style>
    <style:style style:name="T41" style:family="text">
      <style:text-properties officeooo:rsid="03b4652d"/>
    </style:style>
    <style:style style:name="T42" style:family="text">
      <style:text-properties officeooo:rsid="04b50477"/>
    </style:style>
    <style:style style:name="T43" style:family="text">
      <style:text-properties officeooo:rsid="0473a949"/>
    </style:style>
    <style:style style:name="T44" style:family="text">
      <style:text-properties officeooo:rsid="0387836c"/>
    </style:style>
    <style:style style:name="T45" style:family="text">
      <style:text-properties officeooo:rsid="0003a8b9"/>
    </style:style>
    <style:style style:name="T46" style:family="text">
      <style:text-properties officeooo:rsid="01c8016c"/>
    </style:style>
    <style:style style:name="T47" style:family="text">
      <style:text-properties officeooo:rsid="03e46f2c"/>
    </style:style>
    <style:style style:name="T48" style:family="text">
      <style:text-properties style:font-name="EB Garamond 12 SC" officeooo:rsid="01d081cb"/>
    </style:style>
    <style:style style:name="T49" style:family="text">
      <style:text-properties officeooo:rsid="01d0de43"/>
    </style:style>
    <style:style style:name="T50" style:family="text">
      <style:text-properties officeooo:rsid="01dff054"/>
    </style:style>
    <style:style style:name="T51" style:family="text">
      <style:text-properties officeooo:rsid="01e16454"/>
    </style:style>
    <style:style style:name="T52" style:family="text">
      <style:text-properties officeooo:rsid="01e1b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0">Esser-</text:span>Skala, 201<text:span text:style-name="T40">9</text:span></text:p>
      <text:p text:style-name="P14"/>
      <text:p text:style-name="P14"/>
      <text:p text:style-name="P9">© 201<text:span text:style-name="T40">9</text:span> by Wolfgang <text:span text:style-name="T40">Esser-</text:span>Skala. This edition is licensed under the Creative Commons Attribution<text:span text:style-name="T38">-NonCommercial-ShareAlike</text:span> 4.0 International License. To view a copy of this license, visit http://creativecommons.org/licenses/by<text:span text:style-name="T39">-nc-sa</text:span>/4.0/. </text:p>
      <text:p text:style-name="P8"/>
      <text:p text:style-name="P10">Music engraving by LilyPond 2.18.0 (http://www.lilypond.org).<text:span text:style-name="T37"><text:line-break/>Front matter</text:span> typeset with EB Garamond (http://www.georgduffner.at/ebgaramond).</text:p>
      <text:p text:style-name="P14"/>
      <text:p text:style-name="P7">First <text:span text:style-name="T40">version</text:span>, <text:span text:style-name="T46">October</text:span> 201<text:span text:style-name="T40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4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43"> </text:span>Mus.2<text:span text:style-name="T46">477</text:span>-<text:span text:style-name="T46">D</text:span>-<text:span text:style-name="T46">7a</text:span>)</text:p>
      <text:p text:style-name="P5"/>
      <text:p text:style-name="P2">In general, this edition closely follows the <text:span text:style-name="T44">manuscript</text:span>. Any changes <text:span text:style-name="T3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6"/>
      <text:p text:style-name="P2"/>
      <text:p text:style-name="P34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<text:tab/>–<text:tab/>org</text:span><text:span text:style-name="T12"><text:note text:id="ftn1" text:note-class="footnote"><text:note-citation>1</text:note-citation><text:note-body><text:p text:style-name="P19">Abbreviations: Ms, manuscript; org, organ; <text:span text:style-name="T50">Pe, Petrus; r, rest; </text:span>vl, violin<text:span text:style-name="T50">; vla, viola</text:span>.</text:p></text:note-body></text:note></text:span><text:span text:style-name="T17"><text:tab/>in</text:span><text:span text:style-name="T26"> the</text:span><text:span text:style-name="T17"> Ms</text:span><text:span text:style-name="T26">, bass figures only appear in</text:span><text:span text:style-name="T17"> bars 90</text:span><text:span text:style-name="T18">, 91, and 141</text:span><text:span text:style-name="T17"><text:line-break/></text:span><text:span text:style-name="T22">2</text:span><text:span text:style-name="T17"><text:tab/></text:span><text:span text:style-name="T25">–<text:tab/>org<text:tab/>bass figures missing in Ms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3<text:tab/>1</text:span><text:span text:style-name="T33">7</text:span><text:span text:style-name="T19"><text:tab/>vl 1, 2<text:tab/>1st quarter in Ms: b′4</text:span><text:span text:style-name="T20"><text:line-break/><text:tab/></text:span><text:span text:style-name="T33">32</text:span><text:span text:style-name="T20"><text:tab/>vl 1<text:tab/>grace note missing in Ms</text:span><text:span text:style-name="T21"><text:line-break/><text:tab/></text:span><text:span text:style-name="T33">109</text:span><text:span text:style-name="T21"><text:tab/>vla<text:tab/>last quarter in Ms: e′4</text:span><text:span text:style-name="T25"><text:line-break/></text:span><text:span text:style-name="T31">5</text:span><text:span text:style-name="T25"><text:tab/>–<text:tab/>org<text:tab/>bass figures missing in Ms</text:span><text:span text:style-name="T30"><text:line-break/></text:span><text:span text:style-name="T27"><text:tab/></text:span><text:span text:style-name="T34">42</text:span><text:span text:style-name="T27"><text:tab/>Pe<text:tab/>grace note missing in </text:span><text:span text:style-name="T28">Ms</text:span><text:span text:style-name="T27"><text:line-break/><text:tab/></text:span><text:span text:style-name="T34">77</text:span><text:span text:style-name="T27"><text:tab/>Pe<text:tab/>grace note missing in </text:span><text:span text:style-name="T28">Ms</text:span><text:span text:style-name="T31"><text:line-break/>6<text:tab/>–<text:tab/>org<text:tab/></text:span><text:span text:style-name="T17">in</text:span><text:span text:style-name="T26"> the</text:span><text:span text:style-name="T17"> Ms</text:span><text:span text:style-name="T26">, bass figures only appear in</text:span><text:span text:style-name="T17"> bar</text:span><text:span text:style-name="T31"> </text:span><text:span text:style-name="T35">11</text:span><text:span text:style-name="T32"><text:line-break/>7<text:tab/>–<text:tab/>org<text:tab/></text:span><text:span text:style-name="T25">bass figures missing in Ms</text:span><text:span text:style-name="T23"><text:line-break/></text:span><text:span text:style-name="T13"><text:line-break/><text:line-break/><text:line-break/></text:span><text:span text:style-name="T4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8">Salzburg, </text:span><text:span text:style-name="T14">October</text:span><text:span text:style-name="T8"> 201</text:span><text:span text:style-name="T9">9</text:span><text:line-break/>Wolfgang <text:span text:style-name="T41">Esser-</text:span>Skala</text:p>
      <text:p text:style-name="P18"/>
      <text:p text:style-name="P33"><text:line-break/>C O N T E N T S</text:p>
      <text:p text:style-name="P11"/>
      <text:p text:style-name="P12">1<text:tab/><text:span text:style-name="T48">p a r s <text:s text:c="2"/>p r i m a</text:span></text:p>
      <text:p text:style-name="P13"><text:line-break/></text:p>
      <text:p text:style-name="P20"><text:span text:style-name="T4">1<text:tab/></text:span><text:span text:style-name="T5">Introduzione<text:tab/>1<text:line-break/></text:span><text:span text:style-name="T47"><text:line-break/></text:span></text:p>
      <text:p text:style-name="P26">2<text:tab/><text:span text:style-name="T49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5"/>
      <text:p text:style-name="P27">3<text:tab/><text:span text:style-name="T49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7"/>
      <text:p text:style-name="P27"/>
      <text:p text:style-name="P28">4<text:tab/>Recitativo: Eamus<text:tab/>1</text:p>
      <text:p text:style-name="P28"/>
      <text:p text:style-name="P28"><text:span text:style-name="T8"><text:tab/></text:span>Petrus<text:span text:style-name="T8"><text:tab/>Eamus.</text:span></text:p>
      <text:p text:style-name="P28"/>
      <text:p text:style-name="P28"><text:span text:style-name="T8"><text:tab/></text:span>M. Jacobe<text:span text:style-name="T8"><text:tab/>Siste, o Petre. Quo vadis? Noli exire.<text:line-break/><text:tab/>Impiae turbae te querunt. Ah, te nobis conserva.<text:line-break/><text:line-break/></text:span>Petrus<text:span text:style-name="T8"><text:tab/>Sisto, et altum contemplor in me decretum Dei.<text:line-break/></text:span><text:soft-page-break/><text:span text:style-name="T8">Fervido corde mortem tamen imploro:</text:span><text:span text:style-name="T24"><text:line-break/></text:span><text:span text:style-name="T8">Sequi Magistrum meum opto, et exoro.</text:span></text:p>
      <text:p text:style-name="P28"/>
      <text:p text:style-name="P28"/>
      <text:p text:style-name="P29"><text:span text:style-name="T51">5</text:span><text:tab/>Aria: Mea tormenta properate<text:tab/>1</text:p>
      <text:p text:style-name="P28"/>
      <text:p text:style-name="P30"><text:span text:style-name="T8"><text:tab/></text:span>Petrus<text:span text:style-name="T8"><text:tab/>Mea tormenta, properate</text:span><text:span text:style-name="T29">!<text:line-break/><text:tab/>U</text:span><text:span text:style-name="T8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1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52">Alti doloris mei nova argumenta.</text:span></text:p>
      <text:p text:style-name="P23"/>
      <text:p text:style-name="P23"/>
      <text:p text:style-name="P32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6T21:42:05.853334859</dc:date>
    <dc:creator>Wolfgang Skala</dc:creator>
    <meta:editing-duration>P5DT1H46M8S</meta:editing-duration>
    <meta:editing-cycles>443</meta:editing-cycles>
    <meta:generator>LibreOffice/4.2.8.2$Linux_X86_64 LibreOffice_project/420m0$Build-2</meta:generator>
    <meta:document-statistic meta:table-count="0" meta:image-count="1" meta:object-count="0" meta:page-count="5" meta:paragraph-count="29" meta:word-count="667" meta:character-count="4163" meta:non-whitespace-character-count="3418"/>
  </office:meta>
</office:document-meta>
</file>